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3cm" draw:shadow-offset-y="0.3cm" draw:shadow-color="#808080"/>
    </style:style>
    <style:style style:name="gr6" style:family="graphic" style:parent-style-name="standard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Arrowheads_20_2" draw:marker-start-width="0.3cm" draw:marker-start-center="false" draw:marker-end="Arrowheads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63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2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text:enable-numbering="false" fo:text-indent="0cm"/>
    </style:style>
    <style:style style:name="P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9.431cm" svg:height="8.891cm" svg:x="10.525cm" svg:y="4.174cm">
            <text:p/>
          </draw:rect>
          <draw:rect draw:style-name="gr2" draw:text-style-name="P3" draw:id="id4" draw:layer="layout" svg:width="3.176cm" svg:height="2.541cm" svg:x="14.334cm" svg:y="6.079cm">
            <text:p text:style-name="P2"><text:span text:style-name="T1">OR1200</text:span></text:p>
            <text:p text:style-name="P2"><text:span text:style-name="T1">CPU</text:span></text:p>
          </draw:rect>
          <draw:rect draw:style-name="gr2" draw:text-style-name="P3" draw:id="id3" draw:layer="layout" svg:width="3.176cm" svg:height="3.176cm" svg:x="14.334cm" svg:y="9.254cm">
            <text:p text:style-name="P2"><text:span text:style-name="T1">Advanced</text:span></text:p>
            <text:p text:style-name="P2"><text:span text:style-name="T1">Debug</text:span><text:span text:style-name="T1"><text:line-break/></text:span><text:span text:style-name="T1">Interface</text:span></text:p>
          </draw:rect>
          <draw:rect draw:style-name="gr2" draw:text-style-name="P3" draw:id="id5" draw:layer="layout" svg:width="2.858cm" svg:height="2.54cm" svg:x="10.842cm" svg:y="9.572cm">
            <text:p text:style-name="P2"><text:span text:style-name="T1">JTAG</text:span></text:p>
            <text:p text:style-name="P2"><text:span text:style-name="T1">TAP</text:span></text:p>
          </draw:rect>
          <draw:rect draw:style-name="gr3" draw:text-style-name="P3" draw:id="id1" draw:layer="layout" svg:width="5.716cm" svg:height="1.271cm" svg:x="2.904cm" svg:y="11.794cm">
            <text:p text:style-name="P2"><text:span text:style-name="T1">Filesystem:</text:span></text:p>
            <text:p text:style-name="P2"><text:span text:style-name="T2">gdb_in.dat</text:span></text:p>
            <text:p text:style-name="P2"><text:span text:style-name="T2">gdb_out.dat</text:span></text:p>
          </draw:rect>
          <draw:rect draw:style-name="gr2" draw:text-style-name="P3" draw:id="id8" draw:layer="layout" svg:width="5.716cm" svg:height="1.906cm" svg:x="2.904cm" svg:y="8.62cm">
            <text:p text:style-name="P2"><text:span text:style-name="T1">Advanced JTAG</text:span></text:p>
            <text:p text:style-name="P2"><text:span text:style-name="T1">Bridge</text:span></text:p>
          </draw:rect>
          <draw:rect draw:style-name="gr4" draw:text-style-name="P3" draw:id="id7" draw:layer="layout" svg:width="5.716cm" svg:height="1.906cm" svg:x="2.904cm" svg:y="6.079cm">
            <text:p text:style-name="P2"><text:span text:style-name="T1">GDB</text:span></text:p>
          </draw:rect>
          <draw:rect draw:style-name="gr4" draw:text-style-name="P3" draw:id="id6" draw:layer="layout" svg:width="5.716cm" svg:height="1.271cm" svg:x="2.904cm" svg:y="4.174cm">
            <text:p text:style-name="P2"><text:span text:style-name="T1">GDB Front-end</text:span></text:p>
            <text:p text:style-name="P2"><text:span text:style-name="T1">(DDD, Eclipse)</text:span></text:p>
          </draw:rect>
          <draw:custom-shape draw:style-name="gr5" draw:text-style-name="P4" draw:layer="layout" svg:width="1.271cm" svg:height="7.621cm" svg:x="18.144cm" svg:y="4.809cm">
            <text:p text:style-name="P2"><text:span text:style-name="T3">W</text:span></text:p>
            <text:p text:style-name="P2"><text:span text:style-name="T3">i</text:span></text:p>
            <text:p text:style-name="P2"><text:span text:style-name="T3">s</text:span></text:p>
            <text:p text:style-name="P2"><text:span text:style-name="T3">h</text:span></text:p>
            <text:p text:style-name="P2"><text:span text:style-name="T3">b</text:span></text:p>
            <text:p text:style-name="P2"><text:span text:style-name="T3">o</text:span></text:p>
            <text:p text:style-name="P2"><text:span text:style-name="T3">n</text:span></text:p>
            <text:p text:style-name="P2"><text:span text:style-name="T3">e</text:span></text:p>
            <draw:enhanced-geometry svg:viewBox="0 0 21600 21600" draw:text-areas="?f0 ?f8 ?f2 ?f9" draw:type="up-down-arrow" draw:modifiers="7290.63729346971 1501.74418604651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6" draw:text-style-name="P1" draw:id="id9" draw:layer="layout" svg:width="6.986cm" svg:height="8.256cm" svg:x="2.27cm" svg:y="2.904cm">
            <text:p/>
          </draw:rect>
          <draw:connector draw:style-name="gr7" draw:text-style-name="P1" draw:layer="layout" svg:x1="8.62cm" svg:y1="12.429cm" svg:x2="10.525cm" svg:y2="7.191cm" draw:start-shape="id1" draw:start-glue-point="1" draw:end-shape="id2" draw:end-glue-point="3">
            <text:p/>
          </draw:connector>
          <draw:connector draw:style-name="gr7" draw:text-style-name="P1" draw:layer="layout" svg:x1="15.922cm" svg:y1="9.254cm" svg:x2="15.922cm" svg:y2="8.62cm" draw:start-shape="id3" draw:start-glue-point="0" draw:end-shape="id4" draw:end-glue-point="2">
            <text:p/>
          </draw:connector>
          <draw:connector draw:style-name="gr7" draw:text-style-name="P1" draw:layer="layout" svg:x1="13.7cm" svg:y1="10.842cm" svg:x2="14.334cm" svg:y2="10.842cm" draw:start-shape="id5" draw:start-glue-point="1" draw:end-shape="id3" draw:end-glue-point="3">
            <text:p/>
          </draw:connector>
          <draw:connector draw:style-name="gr7" draw:text-style-name="P1" draw:layer="layout" svg:x1="17.647cm" svg:y1="10.443cm" svg:x2="18.576cm" svg:y2="10.432cm">
            <text:p/>
          </draw:connector>
          <draw:connector draw:style-name="gr7" draw:text-style-name="P1" draw:layer="layout" svg:x1="5.762cm" svg:y1="5.445cm" svg:x2="5.762cm" svg:y2="6.079cm" draw:start-shape="id6" draw:start-glue-point="2" draw:end-shape="id7" draw:end-glue-point="0">
            <text:p/>
          </draw:connector>
          <draw:connector draw:style-name="gr7" draw:text-style-name="P1" draw:layer="layout" svg:x1="5.762cm" svg:y1="7.985cm" svg:x2="5.762cm" svg:y2="8.62cm" draw:start-shape="id7" draw:start-glue-point="2" draw:end-shape="id8" draw:end-glue-point="0">
            <text:p/>
          </draw:connector>
          <draw:connector draw:style-name="gr8" draw:text-style-name="P1" draw:layer="layout" svg:x1="9.256cm" svg:y1="7.032cm" svg:x2="9.256cm" svg:y2="7.032cm" draw:start-shape="id9" draw:end-shape="id9">
            <text:p/>
          </draw:connector>
          <draw:connector draw:style-name="gr7" draw:text-style-name="P1" draw:layer="layout" svg:x1="5.762cm" svg:y1="11.794cm" svg:x2="5.762cm" svg:y2="10.526cm" draw:start-shape="id1" draw:start-glue-point="0" draw:end-shape="id8" draw:end-glue-point="2">
            <text:p/>
          </draw:connector>
          <draw:frame draw:style-name="gr9" draw:text-style-name="P6" draw:layer="layout" svg:width="5.081cm" svg:height="0.885cm" svg:x="10.524cm" svg:y="4.175cm">
            <draw:text-box>
              <text:p text:style-name="P5"><text:span text:style-name="T4">HDL Simulator</text:span></text:p>
            </draw:text-box>
          </draw:frame>
          <draw:frame draw:style-name="gr10" draw:text-style-name="P6" draw:layer="layout" svg:width="6.351cm" svg:height="0.806cm" svg:x="2.269cm" svg:y="2.905cm">
            <draw:text-box>
              <text:p text:style-name="P5"><text:span text:style-name="T4">PC Workstation Software</text:span></text:p>
            </draw:text-box>
          </draw:frame>
          <draw:connector draw:style-name="gr7" draw:text-style-name="P1" draw:layer="layout" svg:x1="17.604cm" svg:y1="7.358cm" svg:x2="18.534cm" svg:y2="7.349cm">
            <text:p/>
          </draw:connector>
          <draw:rect draw:style-name="gr11" draw:text-style-name="P8" draw:id="id2" draw:layer="layout" svg:width="2.858cm" svg:height="2.223cm" svg:x="10.525cm" svg:y="6.08cm">
            <text:p text:style-name="P7"><text:span text:style-name="T5">dbg_comm</text:span></text:p>
          </draw:rect>
          <draw:connector draw:style-name="gr12" draw:text-style-name="P9" draw:layer="layout" draw:line-skew="0.009cm" svg:x1="11.954cm" svg:y1="8.303cm" svg:x2="12.271cm" svg:y2="9.572cm" draw:start-shape="id2" draw:start-glue-point="2" draw:end-shape="id5" draw:end-glue-point="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22T12:36:18</meta:creation-date>
    <dc:creator>Nathan Yawn</dc:creator>
    <dc:date>2008-07-22T13:21:55</dc:dat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